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DRIGO ALMEIDA AMARAL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8-06T00:00:00" table:style-name="ce6">
            <text:p>06/08/25</text:p>
          </table:table-cell>
          <table:table-cell office:value-type="string" table:style-name="ce5">
            <text:p>F200</text:p>
          </table:table-cell>
          <table:table-cell table:style-name="ce4"/>
          <table:table-cell office:value-type="string" table:style-name="ce4">
            <text:p>CAPS PORT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SAMIRA JORDANA ROSA DE AVILA</text:p>
          </table:table-cell>
          <table:table-cell office:value-type="string" table:style-name="ce5">
            <text:p>MELHORADA</text:p>
          </table:table-cell>
          <table:table-cell office:value-type="float" office:value="53984573532" table:style-name="ce5">
            <text:p>53984573532</text:p>
          </table:table-cell>
          <table:table-cell office:value-type="date" office:date-value="2025-08-08T00:00:00" table:style-name="ce6">
            <text:p>08/08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BARAO DO CERRO LARGO <text:s/>Nº730</text:p>
          </table:table-cell>
          <table:table-cell office:value-type="string" table:style-name="ce4">
            <text:p>CAPS CASTELO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MAURO SILVA CARVALHO<text:s/></text:p>
          </table:table-cell>
          <table:table-cell office:value-type="string" table:style-name="ce5">
            <text:p>MELHORADA</text:p>
          </table:table-cell>
          <table:table-cell office:value-type="float" office:value="53991498485" table:style-name="ce5">
            <text:p>53991498485</text:p>
          </table:table-cell>
          <table:table-cell office:value-type="date" office:date-value="2025-08-08T00:00:00" table:style-name="ce6">
            <text:p>08/08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HELENA ASSUMPÇÃO DE ASSUMPÇÃO Nº16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ANTO JESUS DA SILVA FURTADO</text:p>
          </table:table-cell>
          <table:table-cell office:value-type="string" table:style-name="ce5">
            <text:p>MELHORADA</text:p>
          </table:table-cell>
          <table:table-cell office:value-type="float" office:value="53984022044" table:style-name="ce5">
            <text:p>53984022044</text:p>
          </table:table-cell>
          <table:table-cell office:value-type="date" office:date-value="2025-08-08T00:00:00" table:style-name="ce6">
            <text:p>08/08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 BENTO GONÇALVES <text:s/>Nº6453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NILO BARELA GOMES<text:s/></text:p>
          </table:table-cell>
          <table:table-cell office:value-type="string" table:style-name="ce5">
            <text:p>MELHORADA</text:p>
          </table:table-cell>
          <table:table-cell office:value-type="float" office:value="53999115480" table:style-name="ce5">
            <text:p>53999115480</text:p>
          </table:table-cell>
          <table:table-cell office:value-type="date" office:date-value="2025-08-08T00:00:00" table:style-name="ce6">
            <text:p>08/08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ENIDA DUQUE DE CAXIAS <text:s/>Nº1233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KESLER MOURA DA COSTA</text:p>
          </table:table-cell>
          <table:table-cell office:value-type="string" table:style-name="ce5">
            <text:p>MELHORADA</text:p>
          </table:table-cell>
          <table:table-cell office:value-type="float" office:value="53991027712" table:style-name="ce5">
            <text:p>53991027712</text:p>
          </table:table-cell>
          <table:table-cell office:value-type="date" office:date-value="2025-08-09T00:00:00" table:style-name="ce6">
            <text:p>09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PASSEIO UM <text:s/>Nº61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ILSON DOMINGOS CORREA<text:s/></text:p>
          </table:table-cell>
          <table:table-cell office:value-type="string" table:style-name="ce5">
            <text:p>MELHORADA</text:p>
          </table:table-cell>
          <table:table-cell office:value-type="float" office:value="53984938672" table:style-name="ce5">
            <text:p>53984938672</text:p>
          </table:table-cell>
          <table:table-cell office:value-type="date" office:date-value="2025-08-11T00:00:00" table:style-name="ce6">
            <text:p>11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SENADOR MENDONÇA <text:s/>Nº26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A GIOVANA DA SILVEIRA FERREIRA</text:p>
          </table:table-cell>
          <table:table-cell office:value-type="string" table:style-name="ce5">
            <text:p>MELHORADA</text:p>
          </table:table-cell>
          <table:table-cell office:value-type="float" office:value="53984173834" table:style-name="ce5">
            <text:p>53984173834</text:p>
          </table:table-cell>
          <table:table-cell office:value-type="date" office:date-value="2025-08-12T00:00:00" table:style-name="ce6">
            <text:p>12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TIRADENTES Nº152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LDER AMARAL MACHADO</text:p>
          </table:table-cell>
          <table:table-cell office:value-type="string" table:style-name="ce5">
            <text:p>MELHORADA</text:p>
          </table:table-cell>
          <table:table-cell office:value-type="float" office:value="53991631365" table:style-name="ce5">
            <text:p>53991631365</text:p>
          </table:table-cell>
          <table:table-cell office:value-type="date" office:date-value="2025-08-12T00:00:00" table:style-name="ce6">
            <text:p>12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FAGUNDES VARELA <text:s/>Nº1535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NATHAN KELVIN REGO MENDES</text:p>
          </table:table-cell>
          <table:table-cell office:value-type="string" table:style-name="ce5">
            <text:p>MELHORADA</text:p>
          </table:table-cell>
          <table:table-cell office:value-type="float" office:value="53981355463" table:style-name="ce5">
            <text:p>53981355463</text:p>
          </table:table-cell>
          <table:table-cell office:value-type="date" office:date-value="2025-08-12T00:00:00" table:style-name="ce6">
            <text:p>12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 ULYSSES SILVEIRA GUIMARAES <text:s/>Nº125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RISTIAN ROGER CARDOZO DO AMARAL</text:p>
          </table:table-cell>
          <table:table-cell office:value-type="string" table:style-name="ce5">
            <text:p>MELHORADA</text:p>
          </table:table-cell>
          <table:table-cell office:value-type="float" office:value="53991715888" table:style-name="ce5">
            <text:p>53991715888</text:p>
          </table:table-cell>
          <table:table-cell office:value-type="date" office:date-value="2025-08-13T00:00:00" table:style-name="ce6">
            <text:p>13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DARCI XAVIER <text:s/>Nº36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TIA BEATRIZ DUMMER HARTTWIG</text:p>
          </table:table-cell>
          <table:table-cell office:value-type="string" table:style-name="ce5">
            <text:p>MELHORADA</text:p>
          </table:table-cell>
          <table:table-cell office:value-type="float" office:value="53991427076" table:style-name="ce5">
            <text:p>53991427076</text:p>
          </table:table-cell>
          <table:table-cell office:value-type="date" office:date-value="2025-08-13T00:00:00" table:style-name="ce6">
            <text:p>13/08/25</text:p>
          </table:table-cell>
          <table:table-cell office:value-type="string" table:style-name="ce5">
            <text:p>F332</text:p>
          </table:table-cell>
          <table:table-cell office:value-type="string" table:style-name="ce4">
            <text:p>ENGENHEIRO IDELFONSO SIMOES LOPES Nº5322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RISCILA REINALDO VITOLA</text:p>
          </table:table-cell>
          <table:table-cell office:value-type="string" table:style-name="ce5">
            <text:p>MELHORADA</text:p>
          </table:table-cell>
          <table:table-cell office:value-type="float" office:value="53991845707" table:style-name="ce5">
            <text:p>53991845707</text:p>
          </table:table-cell>
          <table:table-cell office:value-type="date" office:date-value="2025-08-13T00:00:00" table:style-name="ce6">
            <text:p>13/08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PRESIDENTE JK DE OLIVEIRA <text:s/>Nº220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number-rows-repeated="2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Usuário do Windows</meta:initial-creator>
    <dc:creator>Recepção Coordenação</dc:creator>
    <meta:creation-date>2016-07-13T11:42:24Z</meta:creation-date>
    <dc:date>2025-08-14T14:33:12Z</dc:date>
    <meta:print-date>2024-06-07T20:11:09Z</meta:print-date>
    <meta:editing-cycles>4109</meta:editing-cycles>
    <meta:editing-duration>PT4597053S</meta:editing-duration>
  </office:meta>
</office:document-meta>
</file>